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2" style:family="graphic" style:parent-style-name="standard">
      <style:graphic-properties svg:stroke-width="0.05cm" svg:stroke-color="#000000" draw:marker-start-width="0.41cm" draw:marker-end-width="0.41cm" draw:textarea-horizontal-align="center" draw:textarea-vertical-align="middle" fo:padding-top="0.15cm" fo:padding-bottom="0.15cm" fo:padding-left="0.275cm" fo:padding-right="0.275cm" loext:decorative="false"/>
    </style:style>
    <style:style style:name="gr3" style:family="graphic" style:parent-style-name="standard">
      <style:graphic-properties svg:stroke-width="0.05cm" svg:stroke-color="#000000" draw:marker-start-width="0.11cm" draw:marker-end-width="0.11cm" draw:textarea-horizontal-align="center" draw:textarea-vertical-align="middle" fo:padding-top="0.15cm" fo:padding-bottom="0.15cm" fo:padding-left="0.275cm" fo:padding-right="0.275cm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svg:stroke-width="0.05cm" svg:stroke-color="#000000" draw:marker-start-width="0.155cm" draw:marker-end-width="0.155cm" draw:textarea-horizontal-align="center" draw:textarea-vertical-align="middle" fo:padding-top="0.15cm" fo:padding-bottom="0.15cm" fo:padding-left="0.275cm" fo:padding-right="0.275cm" loext:decorative="false"/>
    </style:style>
    <style:style style:name="gr6" style:family="graphic" style:parent-style-name="objectwithoutfill">
      <style:graphic-properties svg:stroke-width="0.05cm" svg:stroke-color="#000000" draw:marker-start-width="0.155cm" draw:marker-end-width="0.155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objectwithoutfill">
      <style:graphic-properties draw:marker-start="Small_20_Arrow" draw:marker-end="Small_20_Arrow" draw:marker-end-width="0.2cm" draw:fill="none" draw:textarea-vertical-align="middle" loext:decorative="false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svg:stroke-width="0.03cm" draw:marker-start-width="0.295cm" draw:marker-end-width="0.295cm" draw:textarea-vertical-align="middle" fo:padding-top="0.14cm" fo:padding-bottom="0.14cm" fo:padding-left="0.265cm" fo:padding-right="0.265cm" loext:decorative="false"/>
    </style:style>
    <style:style style:name="gr12" style:family="graphic" style:parent-style-name="standard">
      <style:graphic-properties svg:stroke-width="0.03cm" draw:marker-start-width="0.295cm" draw:marker-end-width="0.295cm" draw:fill="solid" draw:fill-color="#ffff00" draw:opacity="100%" draw:textarea-vertical-align="middle" fo:padding-top="0.14cm" fo:padding-bottom="0.14cm" fo:padding-left="0.265cm" fo:padding-right="0.265cm" draw:shadow-opacity="100%" loext:decorative="false"/>
    </style:style>
    <style:style style:name="gr13" style:family="graphic" style:parent-style-name="objectwithoutfill">
      <style:graphic-properties draw:marker-start="Small_20_Arrow" draw:marker-start-width="0.18cm" draw:marker-end="Small_20_Arrow" draw:marker-end-width="0.18cm" draw:fill="none" draw:textarea-vertical-align="middle" loext:decorative="false"/>
    </style:style>
    <style:style style:name="gr14" style:family="graphic" style:parent-style-name="standard">
      <style:graphic-properties svg:stroke-width="0.03cm" svg:stroke-color="#000000" draw:marker-start-width="0.295cm" draw:marker-end-width="0.295cm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15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16" style:family="graphic" style:parent-style-name="standard">
      <style:graphic-properties svg:stroke-width="0.03cm" draw:marker-start-width="0.295cm" draw:marker-end-width="0.295cm" draw:fill-color="#ff0000" draw:opacity="100%" draw:textarea-vertical-align="middle" fo:padding-top="0.14cm" fo:padding-bottom="0.14cm" fo:padding-left="0.265cm" fo:padding-right="0.265cm" draw:shadow-opacity="100%" loext:decorative="false"/>
    </style:style>
    <style:style style:name="gr17" style:family="graphic" style:parent-style-name="standard">
      <style:graphic-properties svg:stroke-width="0.03cm" draw:marker-start-width="0.295cm" draw:marker-end-width="0.295cm" draw:fill-color="#00ff00" draw:opacity="100%" draw:textarea-vertical-align="middle" fo:padding-top="0.14cm" fo:padding-bottom="0.14cm" fo:padding-left="0.265cm" fo:padding-right="0.265cm" draw:shadow-opacity="100%" loext:decorative="false"/>
    </style:style>
    <style:style style:name="gr18" style:family="graphic" style:parent-style-name="standard">
      <style:graphic-properties svg:stroke-width="0.03cm" draw:marker-start-width="0.295cm" draw:marker-end-width="0.295cm" draw:fill-color="#333333" draw:textarea-vertical-align="middle" fo:padding-top="0.14cm" fo:padding-bottom="0.14cm" fo:padding-left="0.265cm" fo:padding-right="0.265cm" loext:decorative="false"/>
    </style:style>
    <style:style style:name="gr19" style:family="graphic" style:parent-style-name="standard">
      <style:graphic-properties svg:stroke-width="0.01cm" svg:stroke-color="#0000ff" draw:marker-start-width="0.24cm" draw:marker-end-width="0.24cm" draw:fill-color="#0000ff" draw:opacity="100%" draw:textarea-vertical-align="middle" fo:padding-top="0.13cm" fo:padding-bottom="0.13cm" fo:padding-left="0.255cm" fo:padding-right="0.255cm" draw:shadow-opacity="100%" loext:decorative="false"/>
    </style:style>
    <style:style style:name="gr20" style:family="graphic" style:parent-style-name="objectwithoutfill">
      <style:graphic-properties draw:marker-start="Small_20_Arrow" draw:marker-start-width="0.1cm" draw:marker-end="Small_20_Arrow" draw:marker-end-width="0.1cm" draw:fill="none" draw:textarea-vertical-align="middle" loext:decorative="false"/>
    </style:style>
    <style:style style:name="gr21" style:family="graphic" style:parent-style-name="objectwithoutfill">
      <style:graphic-properties draw:stroke="dash" draw:stroke-dash="Fine_20_Dashed" draw:fill="none" draw:textarea-vertical-align="middle" loext:decorative="false"/>
    </style:style>
    <style:style style:name="gr22" style:family="graphic" style:parent-style-name="objectwithoutfill">
      <style:graphic-properties draw:stroke="dash" draw:stroke-dash="Ultrafine_20_Dotted_20__28_var_29_" draw:fill="none" draw:textarea-vertical-align="middle" loext:decorative="false"/>
    </style:style>
    <style:style style:name="gr23" style:family="graphic" style:parent-style-name="standard">
      <style:graphic-properties svg:stroke-width="0.03cm" draw:marker-start-width="0.295cm" draw:marker-end-width="0.295cm" draw:fill="solid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24" style:family="graphic" style:parent-style-name="standard">
      <style:graphic-properties svg:stroke-width="0.03cm" svg:stroke-color="#008000" draw:marker-start-width="0.25cm" draw:marker-end-width="0.25cm" draw:fill="solid" draw:fill-color="#008000" draw:opacity="30%" draw:textarea-horizontal-align="justify" draw:textarea-vertical-align="middle" draw:auto-grow-height="false" fo:min-height="3.82cm" fo:min-width="3.6cm" fo:padding-top="0.14cm" fo:padding-bottom="0.14cm" fo:padding-left="0.265cm" fo:padding-right="0.265cm" draw:shadow-opacity="30%" loext:decorative="false"/>
    </style:style>
    <style:style style:name="gr25" style:family="graphic" style:parent-style-name="objectwithoutfill">
      <style:graphic-properties draw:marker-start="Small_20_Arrow" draw:marker-start-width="0.18cm" draw:marker-end="" draw:marker-end-width="0.18cm" draw:fill="none" draw:textarea-vertical-align="middle" loext:decorative="false"/>
    </style:style>
    <style:style style:name="gr26" style:family="graphic" style:parent-style-name="standard">
      <style:graphic-properties svg:stroke-width="0.03cm" svg:stroke-color="#000000" draw:marker-start-width="0.25cm" draw:marker-end-width="0.25cm" draw:fill="solid" draw:fill-color="#80808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P1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ff00" draw:opacity="100%"/>
      <style:paragraph-properties fo:text-align="center"/>
    </style:style>
    <style:style style:name="P6" style:family="paragraph">
      <loext:graphic-properties draw:fill-color="#ffffff" draw:opacity="0%"/>
      <style:paragraph-properties fo:text-align="center"/>
    </style:style>
    <style:style style:name="P7" style:family="paragraph">
      <loext:graphic-properties draw:fill-color="#ff0000" draw:opacity="100%"/>
      <style:paragraph-properties fo:text-align="center"/>
    </style:style>
    <style:style style:name="P8" style:family="paragraph">
      <loext:graphic-properties draw:fill-color="#00ff00" draw:opacity="100%"/>
      <style:paragraph-properties fo:text-align="center"/>
    </style:style>
    <style:style style:name="P9" style:family="paragraph">
      <loext:graphic-properties draw:fill-color="#333333"/>
      <style:paragraph-properties fo:text-align="center"/>
    </style:style>
    <style:style style:name="P10" style:family="paragraph">
      <loext:graphic-properties draw:fill-color="#0000ff" draw:opacity="100%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solid" draw:fill-color="#ffffff" draw:opacity="0%"/>
      <style:paragraph-properties fo:text-align="center"/>
    </style:style>
    <style:style style:name="P13" style:family="paragraph">
      <loext:graphic-properties draw:fill="solid" draw:fill-color="#008000" draw:opacity="30%"/>
      <style:paragraph-properties fo:text-align="center"/>
    </style:style>
    <style:style style:name="P14" style:family="paragraph">
      <loext:graphic-properties draw:fill="solid" draw:fill-color="#808080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499cm" svg:height="0.816cm" svg:x="2.001cm" svg:y="1.484cm">
          <draw:text-box>
            <text:p><text:span text:style-name="T1">Panel Drill Positions: Outside</text:span></text:p>
          </draw:text-box>
        </draw:frame>
        <draw:line draw:style-name="gr2" draw:text-style-name="P2" draw:layer="layout" svg:x1="4.7cm" svg:y1="4cm" svg:x2="16cm" svg:y2="4cm">
          <text:p/>
        </draw:line>
        <draw:line draw:style-name="gr3" draw:text-style-name="P2" draw:layer="layout" svg:x1="4.9cm" svg:y1="10cm" svg:x2="15.8cm" svg:y2="10cm">
          <text:p/>
        </draw:line>
        <draw:g draw:style-name="gr4">
          <draw:line draw:style-name="gr5" draw:text-style-name="P2" draw:layer="layout" svg:x1="2.001cm" svg:y1="9.988cm" svg:x2="2.001cm" svg:y2="3.988cm">
            <text:p/>
          </draw:line>
          <draw:polyline draw:style-name="gr6" draw:text-style-name="P3" draw:layer="layout" svg:width="0.14cm" svg:height="6cm" svg:x="4.26cm" svg:y="3.988cm" svg:viewBox="0 0 141 6001" draw:points="141,6001 0,5500 0,4600 141,3900 0,3100 0,2200 141,1701 71,1101 0,701 71,300 0,0">
            <text:p/>
          </draw:polyline>
          <draw:line draw:style-name="gr5" draw:text-style-name="P2" draw:layer="layout" svg:x1="4.26cm" svg:y1="3.988cm" svg:x2="2.001cm" svg:y2="3.988cm">
            <text:p/>
          </draw:line>
          <draw:line draw:style-name="gr5" draw:text-style-name="P2" draw:layer="layout" svg:x1="4.401cm" svg:y1="9.988cm" svg:x2="2.001cm" svg:y2="9.988cm">
            <text:p/>
          </draw:line>
        </draw:g>
        <draw:line draw:style-name="gr7" draw:text-style-name="P3" draw:layer="layout" svg:x1="11.1cm" svg:y1="11.3cm" svg:x2="12.501cm" svg:y2="11.288cm">
          <text:p/>
        </draw:line>
        <draw:polyline draw:style-name="gr6" draw:text-style-name="P3" draw:layer="layout" svg:width="0.199cm" svg:height="6cm" svg:x="4.701cm" svg:y="3.996cm" svg:viewBox="0 0 200 6001" draw:points="200,6001 0,5500 0,4600 200,3900 1,3100 0,2200 200,1701 101,1101 0,701 101,300 0,0">
          <text:p/>
        </draw:polyline>
        <draw:line draw:style-name="gr8" draw:text-style-name="P3" draw:layer="layout" svg:x1="12.501cm" svg:y1="10.088cm" svg:x2="12.5cm" svg:y2="11.4cm">
          <text:p/>
        </draw:line>
        <draw:line draw:style-name="gr8" draw:text-style-name="P3" draw:layer="layout" svg:x1="9.9cm" svg:y1="8.55cm" svg:x2="9.3cm" svg:y2="8.55cm">
          <text:p/>
        </draw:line>
        <draw:line draw:style-name="gr7" draw:text-style-name="P3" draw:layer="layout" svg:x1="8cm" svg:y1="7.4cm" svg:x2="8cm" svg:y2="10cm">
          <text:p/>
        </draw:line>
        <draw:line draw:style-name="gr9" draw:text-style-name="P3" draw:layer="layout" svg:x1="12.5cm" svg:y1="3.9cm" svg:x2="12.5cm" svg:y2="10.2cm">
          <text:p/>
        </draw:line>
        <draw:frame draw:style-name="gr10" draw:text-style-name="P4" draw:layer="layout" svg:width="1.001cm" svg:height="0.7cm" svg:x="8.3cm" svg:y="9cm">
          <draw:text-box>
            <text:p>14,5</text:p>
          </draw:text-box>
        </draw:frame>
        <draw:frame draw:style-name="gr10" draw:text-style-name="P4" draw:layer="layout" svg:width="0.701cm" svg:height="0.7cm" svg:x="7.2cm" svg:y="8.288cm">
          <draw:text-box>
            <text:p>26</text:p>
          </draw:text-box>
        </draw:frame>
        <draw:g draw:style-name="gr4">
          <draw:circle draw:style-name="gr11" draw:text-style-name="P2" draw:layer="layout" svg:width="0.86cm" svg:height="0.86cm" svg:x="13.471cm" svg:y="6.958cm">
            <text:p/>
          </draw:circle>
          <draw:circle draw:style-name="gr12" draw:text-style-name="P5" draw:layer="layout" svg:width="0.56cm" svg:height="0.56cm" svg:x="13.62cm" svg:y="7.12cm">
            <text:p/>
          </draw:circle>
        </draw:g>
        <draw:line draw:style-name="gr9" draw:text-style-name="P3" draw:layer="layout" svg:x1="9.9cm" svg:y1="7.4cm" svg:x2="15.2cm" svg:y2="7.4cm">
          <text:p/>
        </draw:line>
        <draw:line draw:style-name="gr13" draw:text-style-name="P3" draw:layer="layout" svg:x1="9.4cm" svg:y1="8.55cm" svg:x2="9.4cm" svg:y2="10cm">
          <text:p/>
        </draw:line>
        <draw:line draw:style-name="gr8" draw:text-style-name="P3" draw:layer="layout" svg:x1="11.1cm" svg:y1="9.1cm" svg:x2="11.101cm" svg:y2="11.4cm">
          <text:p/>
        </draw:line>
        <draw:line draw:style-name="gr7" draw:text-style-name="P3" draw:layer="layout" svg:x1="12.5cm" svg:y1="11.312cm" svg:x2="13.9cm" svg:y2="11.3cm">
          <text:p/>
        </draw:line>
        <draw:line draw:style-name="gr8" draw:text-style-name="P3" draw:layer="layout" svg:x1="13.9cm" svg:y1="9.1cm" svg:x2="13.901cm" svg:y2="11.4cm">
          <text:p/>
        </draw:line>
        <draw:g draw:style-name="gr4">
          <draw:circle draw:style-name="gr14" draw:text-style-name="P6" draw:layer="layout" svg:width="0.3cm" svg:height="0.3cm" svg:x="14.244cm" svg:y="8.938cm">
            <text:p/>
          </draw:circle>
          <draw:line draw:style-name="gr15" draw:text-style-name="P3" draw:layer="layout" svg:x1="14.544cm" svg:y1="8.938cm" svg:x2="14.244cm" svg:y2="9.238cm">
            <text:p/>
          </draw:line>
        </draw:g>
        <draw:frame draw:style-name="gr10" draw:text-style-name="P4" draw:layer="layout" svg:width="0.7cm" svg:height="0.7cm" svg:x="14.694cm" svg:y="8.688cm">
          <draw:text-box>
            <text:p>5,6</text:p>
          </draw:text-box>
        </draw:frame>
        <draw:polyline draw:style-name="gr6" draw:text-style-name="P3" draw:layer="layout" svg:width="0.298cm" svg:height="5.999cm" svg:x="15.701cm" svg:y="4.008cm" svg:viewBox="0 0 299 6000" draw:points="299,0 101,500 101,1400 200,2000 0,2900 0,3700 199,4300 200,4900 100,5300 199,5699 100,6000">
          <text:p/>
        </draw:polyline>
        <draw:line draw:style-name="gr9" draw:text-style-name="P3" draw:layer="layout" svg:x1="10.2cm" svg:y1="8.55cm" svg:x2="14.5cm" svg:y2="8.55cm">
          <text:p/>
        </draw:line>
        <draw:line draw:style-name="gr8" draw:text-style-name="P3" draw:layer="layout" svg:x1="9.9cm" svg:y1="6.25cm" svg:x2="6.5cm" svg:y2="6.25cm">
          <text:p/>
        </draw:line>
        <draw:line draw:style-name="gr7" draw:text-style-name="P3" draw:layer="layout" svg:x1="6.6cm" svg:y1="6.25cm" svg:x2="6.6cm" svg:y2="10cm">
          <text:p/>
        </draw:line>
        <draw:frame draw:style-name="gr10" draw:text-style-name="P4" draw:layer="layout" svg:width="1.1cm" svg:height="0.7cm" svg:x="5.4cm" svg:y="7.688cm">
          <draw:text-box>
            <text:p>37,5</text:p>
          </draw:text-box>
        </draw:frame>
        <draw:line draw:style-name="gr9" draw:text-style-name="P3" draw:layer="layout" svg:x1="11.1cm" svg:y1="5cm" svg:x2="11.1cm" svg:y2="9.2cm">
          <text:p/>
        </draw:line>
        <draw:line draw:style-name="gr9" draw:text-style-name="P3" draw:layer="layout" svg:x1="10.2cm" svg:y1="6.25cm" svg:x2="14.5cm" svg:y2="6.25cm">
          <text:p/>
        </draw:line>
        <draw:g draw:style-name="gr4">
          <draw:circle draw:style-name="gr11" draw:text-style-name="P2" draw:layer="layout" svg:width="0.86cm" svg:height="0.86cm" svg:x="10.671cm" svg:y="5.808cm">
            <text:p/>
          </draw:circle>
          <draw:circle draw:style-name="gr16" draw:text-style-name="P7" draw:layer="layout" svg:width="0.56cm" svg:height="0.56cm" svg:x="10.82cm" svg:y="5.97cm">
            <text:p/>
          </draw:circle>
          <draw:line draw:style-name="gr9" draw:text-style-name="P3" draw:layer="layout" svg:x1="11.1cm" svg:y1="6.8cm" svg:x2="11.1cm" svg:y2="5.6cm">
            <text:p/>
          </draw:line>
          <draw:line draw:style-name="gr9" draw:text-style-name="P3" draw:layer="layout" svg:x1="10.55cm" svg:y1="6.25cm" svg:x2="11.748cm" svg:y2="6.261cm">
            <text:p/>
          </draw:line>
        </draw:g>
        <draw:circle draw:style-name="gr11" draw:text-style-name="P2" draw:layer="layout" svg:width="0.86cm" svg:height="0.86cm" svg:x="10.671cm" svg:y="8.108cm">
          <text:p/>
        </draw:circle>
        <draw:circle draw:style-name="gr17" draw:text-style-name="P8" draw:layer="layout" svg:width="0.56cm" svg:height="0.56cm" svg:x="10.82cm" svg:y="8.27cm">
          <text:p/>
        </draw:circle>
        <draw:line draw:style-name="gr9" draw:text-style-name="P3" draw:layer="layout" svg:x1="11.1cm" svg:y1="9.1cm" svg:x2="11.1cm" svg:y2="7.9cm">
          <text:p/>
        </draw:line>
        <draw:line draw:style-name="gr9" draw:text-style-name="P3" draw:layer="layout" svg:x1="10.55cm" svg:y1="8.55cm" svg:x2="11.748cm" svg:y2="8.561cm">
          <text:p/>
        </draw:line>
        <draw:g draw:style-name="gr4">
          <draw:circle draw:style-name="gr18" draw:text-style-name="P9" draw:layer="layout" svg:width="0.7cm" svg:height="0.7cm" svg:x="12.15cm" svg:y="5.9cm">
            <text:p/>
          </draw:circle>
          <draw:circle draw:style-name="gr19" draw:text-style-name="P10" draw:layer="layout" svg:width="0.58cm" svg:height="0.58cm" svg:x="12.21cm" svg:y="5.96cm">
            <text:p/>
          </draw:circle>
          <draw:line draw:style-name="gr9" draw:text-style-name="P3" draw:layer="layout" svg:x1="11.95cm" svg:y1="6.25cm" svg:x2="13.148cm" svg:y2="6.261cm">
            <text:p/>
          </draw:line>
          <draw:line draw:style-name="gr9" draw:text-style-name="P3" draw:layer="layout" svg:x1="12.5cm" svg:y1="6.8cm" svg:x2="12.5cm" svg:y2="5.8cm">
            <text:p/>
          </draw:line>
        </draw:g>
        <draw:g draw:style-name="gr4">
          <draw:circle draw:style-name="gr18" draw:text-style-name="P9" draw:layer="layout" svg:width="0.7cm" svg:height="0.7cm" svg:x="12.15cm" svg:y="8.2cm">
            <text:p/>
          </draw:circle>
          <draw:circle draw:style-name="gr19" draw:text-style-name="P10" draw:layer="layout" svg:width="0.58cm" svg:height="0.58cm" svg:x="12.21cm" svg:y="8.26cm">
            <text:p/>
          </draw:circle>
          <draw:line draw:style-name="gr9" draw:text-style-name="P3" draw:layer="layout" svg:x1="11.95cm" svg:y1="8.55cm" svg:x2="13.148cm" svg:y2="8.561cm">
            <text:p/>
          </draw:line>
          <draw:line draw:style-name="gr9" draw:text-style-name="P3" draw:layer="layout" svg:x1="12.5cm" svg:y1="9.1cm" svg:x2="12.5cm" svg:y2="8.1cm">
            <text:p/>
          </draw:line>
        </draw:g>
        <draw:line draw:style-name="gr9" draw:text-style-name="P3" draw:layer="layout" svg:x1="13.9cm" svg:y1="5cm" svg:x2="13.9cm" svg:y2="9.2cm">
          <text:p/>
        </draw:line>
        <draw:g draw:style-name="gr4">
          <draw:circle draw:style-name="gr11" draw:text-style-name="P2" draw:layer="layout" svg:width="0.86cm" svg:height="0.86cm" svg:x="13.471cm" svg:y="5.808cm">
            <text:p/>
          </draw:circle>
          <draw:circle draw:style-name="gr16" draw:text-style-name="P7" draw:layer="layout" svg:width="0.56cm" svg:height="0.56cm" svg:x="13.62cm" svg:y="5.97cm">
            <text:p/>
          </draw:circle>
          <draw:line draw:style-name="gr9" draw:text-style-name="P3" draw:layer="layout" svg:x1="13.9cm" svg:y1="6.8cm" svg:x2="13.9cm" svg:y2="5.6cm">
            <text:p/>
          </draw:line>
          <draw:line draw:style-name="gr9" draw:text-style-name="P3" draw:layer="layout" svg:x1="13.35cm" svg:y1="6.25cm" svg:x2="14.548cm" svg:y2="6.261cm">
            <text:p/>
          </draw:line>
        </draw:g>
        <draw:circle draw:style-name="gr11" draw:text-style-name="P2" draw:layer="layout" svg:width="0.86cm" svg:height="0.86cm" svg:x="13.471cm" svg:y="8.108cm">
          <text:p/>
        </draw:circle>
        <draw:circle draw:style-name="gr17" draw:text-style-name="P8" draw:layer="layout" svg:width="0.56cm" svg:height="0.56cm" svg:x="13.62cm" svg:y="8.27cm">
          <text:p/>
        </draw:circle>
        <draw:line draw:style-name="gr9" draw:text-style-name="P3" draw:layer="layout" svg:x1="13.9cm" svg:y1="9.1cm" svg:x2="13.9cm" svg:y2="7.9cm">
          <text:p/>
        </draw:line>
        <draw:line draw:style-name="gr9" draw:text-style-name="P3" draw:layer="layout" svg:x1="13.35cm" svg:y1="8.55cm" svg:x2="14.548cm" svg:y2="8.561cm">
          <text:p/>
        </draw:line>
        <draw:line draw:style-name="gr20" draw:text-style-name="P3" draw:layer="layout" svg:x1="13.7cm" svg:y1="8.35cm" svg:x2="14.1cm" svg:y2="8.75cm">
          <text:p/>
        </draw:line>
        <draw:line draw:style-name="gr9" draw:text-style-name="P3" draw:layer="layout" svg:x1="12.5cm" svg:y1="7.95cm" svg:x2="12.5cm" svg:y2="6.75cm">
          <text:p/>
        </draw:line>
        <draw:line draw:style-name="gr9" draw:text-style-name="P3" draw:layer="layout" svg:x1="11.95cm" svg:y1="7.4cm" svg:x2="13.148cm" svg:y2="7.411cm">
          <text:p/>
        </draw:line>
        <draw:g draw:style-name="gr4">
          <draw:circle draw:style-name="gr14" draw:text-style-name="P6" draw:layer="layout" svg:width="0.3cm" svg:height="0.3cm" svg:x="12.637cm" svg:y="9.038cm">
            <text:p/>
          </draw:circle>
          <draw:line draw:style-name="gr15" draw:text-style-name="P3" draw:layer="layout" svg:x1="12.937cm" svg:y1="9.038cm" svg:x2="12.637cm" svg:y2="9.338cm">
            <text:p/>
          </draw:line>
        </draw:g>
        <draw:frame draw:style-name="gr10" draw:text-style-name="P4" draw:layer="layout" svg:width="0.3cm" svg:height="0.7cm" svg:x="12.987cm" svg:y="8.788cm">
          <draw:text-box>
            <text:p>7</text:p>
          </draw:text-box>
        </draw:frame>
        <draw:line draw:style-name="gr7" draw:text-style-name="P3" draw:layer="layout" svg:x1="3.1cm" svg:y1="4cm" svg:x2="3.1cm" svg:y2="10cm">
          <text:p/>
        </draw:line>
        <draw:frame draw:style-name="gr10" draw:text-style-name="P4" draw:layer="layout" svg:width="0.6cm" svg:height="0.7cm" svg:x="2.401cm" svg:y="6.588cm">
          <draw:text-box>
            <text:p>60</text:p>
          </draw:text-box>
        </draw:frame>
        <draw:frame draw:style-name="gr10" draw:text-style-name="P4" draw:layer="layout" svg:width="0.9cm" svg:height="0.5cm" svg:x="14cm" svg:y="4.5cm">
          <draw:text-box>
            <text:p>LED</text:p>
          </draw:text-box>
        </draw:frame>
        <draw:line draw:style-name="gr8" draw:text-style-name="P3" draw:layer="layout" svg:x1="12.7cm" svg:y1="6.1cm" svg:x2="13.7cm" svg:y2="4.5cm">
          <text:p/>
        </draw:line>
        <draw:line draw:style-name="gr8" draw:text-style-name="P3" draw:layer="layout" svg:x1="14cm" svg:y1="6.1cm" svg:x2="14.3cm" svg:y2="5cm">
          <text:p/>
        </draw:line>
        <draw:g draw:style-name="gr4">
          <draw:circle draw:style-name="gr18" draw:text-style-name="P9" draw:layer="layout" svg:width="0.7cm" svg:height="0.7cm" svg:x="12.15cm" svg:y="7.05cm">
            <text:p/>
          </draw:circle>
          <draw:circle draw:style-name="gr19" draw:text-style-name="P10" draw:layer="layout" svg:width="0.58cm" svg:height="0.58cm" svg:x="12.21cm" svg:y="7.11cm">
            <text:p/>
          </draw:circle>
          <draw:line draw:style-name="gr9" draw:text-style-name="P3" draw:layer="layout" svg:x1="11.95cm" svg:y1="7.4cm" svg:x2="13.148cm" svg:y2="7.411cm">
            <text:p/>
          </draw:line>
          <draw:line draw:style-name="gr9" draw:text-style-name="P3" draw:layer="layout" svg:x1="12.5cm" svg:y1="7.95cm" svg:x2="12.5cm" svg:y2="6.95cm">
            <text:p/>
          </draw:line>
        </draw:g>
        <draw:circle draw:style-name="gr11" draw:text-style-name="P2" draw:layer="layout" svg:width="0.86cm" svg:height="0.86cm" svg:x="10.671cm" svg:y="6.958cm">
          <text:p/>
        </draw:circle>
        <draw:circle draw:style-name="gr12" draw:text-style-name="P5" draw:layer="layout" svg:width="0.56cm" svg:height="0.56cm" svg:x="10.82cm" svg:y="7.12cm">
          <text:p/>
        </draw:circle>
        <draw:line draw:style-name="gr9" draw:text-style-name="P3" draw:layer="layout" svg:x1="11.1cm" svg:y1="7.95cm" svg:x2="11.1cm" svg:y2="6.75cm">
          <text:p/>
        </draw:line>
        <draw:line draw:style-name="gr9" draw:text-style-name="P3" draw:layer="layout" svg:x1="10.55cm" svg:y1="7.4cm" svg:x2="11.748cm" svg:y2="7.411cm">
          <text:p/>
        </draw:line>
        <draw:g draw:style-name="gr4">
          <draw:line draw:style-name="gr8" draw:text-style-name="P3" draw:layer="layout" svg:x1="13.8cm" svg:y1="7.4cm" svg:x2="14cm" svg:y2="7.4cm">
            <text:p/>
          </draw:line>
          <draw:line draw:style-name="gr8" draw:text-style-name="P3" draw:layer="layout" svg:x1="13.9cm" svg:y1="7.3cm" svg:x2="13.9cm" svg:y2="7.5cm">
            <text:p/>
          </draw:line>
        </draw:g>
        <draw:frame draw:style-name="gr10" draw:text-style-name="P4" draw:layer="layout" svg:width="1.3cm" svg:height="0.5cm" svg:x="13.6cm" svg:y="4cm">
          <draw:text-box>
            <text:p>Button</text:p>
          </draw:text-box>
        </draw:frame>
        <draw:line draw:style-name="gr21" draw:text-style-name="P3" draw:layer="layout" svg:x1="4.8cm" svg:y1="5cm" svg:x2="15.8cm" svg:y2="5cm">
          <text:p/>
        </draw:line>
        <draw:line draw:style-name="gr7" draw:text-style-name="P3" draw:layer="layout" svg:x1="12.5cm" svg:y1="3.4cm" svg:x2="10cm" svg:y2="3.4cm">
          <text:p/>
        </draw:line>
        <draw:line draw:style-name="gr7" draw:text-style-name="P3" draw:layer="layout" svg:x1="15cm" svg:y1="3.4cm" svg:x2="12.5cm" svg:y2="3.4cm">
          <text:p/>
        </draw:line>
        <draw:frame draw:style-name="gr10" draw:text-style-name="P4" draw:layer="layout" svg:width="0.6cm" svg:height="0.7cm" svg:x="11.001cm" svg:y="2.788cm">
          <draw:text-box>
            <text:p>25</text:p>
          </draw:text-box>
        </draw:frame>
        <draw:frame draw:style-name="gr10" draw:text-style-name="P4" draw:layer="layout" svg:width="0.6cm" svg:height="0.7cm" svg:x="13.401cm" svg:y="2.788cm">
          <draw:text-box>
            <text:p>25</text:p>
          </draw:text-box>
        </draw:frame>
        <draw:line draw:style-name="gr8" draw:text-style-name="P3" draw:layer="layout" svg:x1="15cm" svg:y1="3.3cm" svg:x2="15cm" svg:y2="3.9cm">
          <text:p/>
        </draw:line>
        <draw:line draw:style-name="gr8" draw:text-style-name="P3" draw:layer="layout" svg:x1="12.5cm" svg:y1="3.3cm" svg:x2="12.5cm" svg:y2="3.9cm">
          <text:p/>
        </draw:line>
        <draw:line draw:style-name="gr8" draw:text-style-name="P3" draw:layer="layout" svg:x1="10cm" svg:y1="3.3cm" svg:x2="10cm" svg:y2="3.9cm">
          <text:p/>
        </draw:line>
        <draw:line draw:style-name="gr22" draw:text-style-name="P3" draw:layer="layout" svg:x1="15cm" svg:y1="4cm" svg:x2="15cm" svg:y2="10cm">
          <text:p/>
        </draw:line>
        <draw:line draw:style-name="gr22" draw:text-style-name="P3" draw:layer="layout" svg:x1="10cm" svg:y1="4cm" svg:x2="10cm" svg:y2="10cm">
          <text:p/>
        </draw:line>
        <draw:line draw:style-name="gr8" draw:text-style-name="P3" draw:layer="layout" svg:x1="9.9cm" svg:y1="7.4cm" svg:x2="7.9cm" svg:y2="7.4cm">
          <text:p/>
        </draw:line>
        <draw:line draw:style-name="gr21" draw:text-style-name="P3" draw:layer="layout" svg:x1="2cm" svg:y1="5cm" svg:x2="4.3cm" svg:y2="5cm">
          <text:p/>
        </draw:line>
        <draw:line draw:style-name="gr2" draw:text-style-name="P2" draw:layer="layout" svg:x1="4.701cm" svg:y1="15.004cm" svg:x2="16.8cm" svg:y2="15cm">
          <text:p/>
        </draw:line>
        <draw:line draw:style-name="gr3" draw:text-style-name="P2" draw:layer="layout" svg:x1="4.901cm" svg:y1="21.004cm" svg:x2="16.6cm" svg:y2="21cm">
          <text:p/>
        </draw:line>
        <draw:g draw:style-name="gr4">
          <draw:line draw:style-name="gr5" draw:text-style-name="P2" draw:layer="layout" svg:x1="2.002cm" svg:y1="20.992cm" svg:x2="2.002cm" svg:y2="14.992cm">
            <text:p/>
          </draw:line>
          <draw:polyline draw:style-name="gr6" draw:text-style-name="P3" draw:layer="layout" svg:width="0.14cm" svg:height="6cm" svg:x="4.261cm" svg:y="14.992cm" svg:viewBox="0 0 141 6001" draw:points="141,6001 0,5500 0,4600 141,3900 0,3100 0,2200 141,1701 71,1101 0,701 71,300 0,0">
            <text:p/>
          </draw:polyline>
          <draw:line draw:style-name="gr5" draw:text-style-name="P2" draw:layer="layout" svg:x1="4.261cm" svg:y1="14.992cm" svg:x2="2.002cm" svg:y2="14.992cm">
            <text:p/>
          </draw:line>
          <draw:line draw:style-name="gr5" draw:text-style-name="P2" draw:layer="layout" svg:x1="4.402cm" svg:y1="20.992cm" svg:x2="2.002cm" svg:y2="20.992cm">
            <text:p/>
          </draw:line>
        </draw:g>
        <draw:line draw:style-name="gr7" draw:text-style-name="P3" draw:layer="layout" svg:x1="11.201cm" svg:y1="22.304cm" svg:x2="12.502cm" svg:y2="22.292cm">
          <text:p/>
        </draw:line>
        <draw:polyline draw:style-name="gr6" draw:text-style-name="P3" draw:layer="layout" svg:width="0.199cm" svg:height="6cm" svg:x="4.702cm" svg:y="15cm" svg:viewBox="0 0 200 6001" draw:points="200,6001 0,5500 0,4600 200,3900 1,3100 0,2200 200,1701 101,1101 0,701 101,300 0,0">
          <text:p/>
        </draw:polyline>
        <draw:frame draw:style-name="gr10" draw:text-style-name="P11" draw:layer="layout" svg:width="0.7cm" svg:height="0.7cm" svg:x="11.5cm" svg:y="21.5cm">
          <draw:text-box>
            <text:p text:style-name="P2">13</text:p>
          </draw:text-box>
        </draw:frame>
        <draw:line draw:style-name="gr8" draw:text-style-name="P3" draw:layer="layout" svg:x1="12.502cm" svg:y1="21.092cm" svg:x2="12.501cm" svg:y2="22.404cm">
          <text:p/>
        </draw:line>
        <draw:line draw:style-name="gr8" draw:text-style-name="P3" draw:layer="layout" svg:x1="11cm" svg:y1="20.2cm" svg:x2="7.6cm" svg:y2="20.2cm">
          <text:p/>
        </draw:line>
        <draw:line draw:style-name="gr9" draw:text-style-name="P3" draw:layer="layout" svg:x1="12.501cm" svg:y1="14.904cm" svg:x2="12.5cm" svg:y2="21.4cm">
          <text:p/>
        </draw:line>
        <draw:frame draw:style-name="gr10" draw:text-style-name="P4" draw:layer="layout" svg:width="1.102cm" svg:height="0.7cm" svg:x="5.4cm" svg:y="18.392cm">
          <draw:text-box>
            <text:p>43,8</text:p>
          </draw:text-box>
        </draw:frame>
        <draw:circle draw:style-name="gr23" draw:text-style-name="P12" draw:layer="layout" svg:width="0.56cm" svg:height="0.56cm" svg:x="13.621cm" svg:y="18.124cm">
          <text:p/>
        </draw:circle>
        <draw:line draw:style-name="gr9" draw:text-style-name="P3" draw:layer="layout" svg:x1="9.901cm" svg:y1="18.404cm" svg:x2="15.201cm" svg:y2="18.404cm">
          <text:p/>
        </draw:line>
        <draw:line draw:style-name="gr8" draw:text-style-name="P3" draw:layer="layout" svg:x1="11.201cm" svg:y1="20.104cm" svg:x2="11.202cm" svg:y2="22.404cm">
          <text:p/>
        </draw:line>
        <draw:line draw:style-name="gr7" draw:text-style-name="P3" draw:layer="layout" svg:x1="12.501cm" svg:y1="22.316cm" svg:x2="13.802cm" svg:y2="22.304cm">
          <text:p/>
        </draw:line>
        <draw:line draw:style-name="gr8" draw:text-style-name="P3" draw:layer="layout" svg:x1="13.801cm" svg:y1="20.104cm" svg:x2="13.802cm" svg:y2="22.404cm">
          <text:p/>
        </draw:line>
        <draw:polyline draw:style-name="gr6" draw:text-style-name="P3" draw:layer="layout" svg:width="0.298cm" svg:height="5.999cm" svg:x="16.502cm" svg:y="15.012cm" svg:viewBox="0 0 299 6000" draw:points="299,0 101,500 101,1400 200,2000 0,2900 0,3700 199,4300 200,4900 100,5300 199,5699 100,6000">
          <text:p/>
        </draw:polyline>
        <draw:line draw:style-name="gr9" draw:text-style-name="P3" draw:layer="layout" svg:x1="10.201cm" svg:y1="19.554cm" svg:x2="14.501cm" svg:y2="19.554cm">
          <text:p/>
        </draw:line>
        <draw:line draw:style-name="gr9" draw:text-style-name="P3" draw:layer="layout" svg:x1="11.101cm" svg:y1="16.004cm" svg:x2="11.101cm" svg:y2="20.204cm">
          <text:p/>
        </draw:line>
        <draw:line draw:style-name="gr9" draw:text-style-name="P3" draw:layer="layout" svg:x1="10.201cm" svg:y1="17.254cm" svg:x2="14.501cm" svg:y2="17.254cm">
          <text:p/>
        </draw:line>
        <draw:circle draw:style-name="gr23" draw:text-style-name="P12" draw:layer="layout" svg:width="0.56cm" svg:height="0.56cm" svg:x="10.821cm" svg:y="16.974cm">
          <text:p/>
        </draw:circle>
        <draw:line draw:style-name="gr9" draw:text-style-name="P3" draw:layer="layout" svg:x1="11.101cm" svg:y1="17.804cm" svg:x2="11.101cm" svg:y2="16.604cm">
          <text:p/>
        </draw:line>
        <draw:line draw:style-name="gr9" draw:text-style-name="P3" draw:layer="layout" svg:x1="10.551cm" svg:y1="17.254cm" svg:x2="11.749cm" svg:y2="17.265cm">
          <text:p/>
        </draw:line>
        <draw:circle draw:style-name="gr23" draw:text-style-name="P12" draw:layer="layout" svg:width="0.56cm" svg:height="0.56cm" svg:x="10.821cm" svg:y="19.274cm">
          <text:p/>
        </draw:circle>
        <draw:line draw:style-name="gr9" draw:text-style-name="P3" draw:layer="layout" svg:x1="11.101cm" svg:y1="20.104cm" svg:x2="11.101cm" svg:y2="18.904cm">
          <text:p/>
        </draw:line>
        <draw:line draw:style-name="gr9" draw:text-style-name="P3" draw:layer="layout" svg:x1="10.551cm" svg:y1="19.554cm" svg:x2="11.749cm" svg:y2="19.565cm">
          <text:p/>
        </draw:line>
        <draw:circle draw:style-name="gr23" draw:text-style-name="P12" draw:layer="layout" svg:width="0.7cm" svg:height="0.7cm" svg:x="12.151cm" svg:y="16.904cm">
          <text:p/>
        </draw:circle>
        <draw:line draw:style-name="gr9" draw:text-style-name="P3" draw:layer="layout" svg:x1="11.951cm" svg:y1="17.254cm" svg:x2="13.149cm" svg:y2="17.265cm">
          <text:p/>
        </draw:line>
        <draw:line draw:style-name="gr9" draw:text-style-name="P3" draw:layer="layout" svg:x1="12.501cm" svg:y1="17.804cm" svg:x2="12.501cm" svg:y2="16.804cm">
          <text:p/>
        </draw:line>
        <draw:circle draw:style-name="gr23" draw:text-style-name="P12" draw:layer="layout" svg:width="0.7cm" svg:height="0.7cm" svg:x="12.151cm" svg:y="19.204cm">
          <text:p/>
        </draw:circle>
        <draw:line draw:style-name="gr9" draw:text-style-name="P3" draw:layer="layout" svg:x1="11.951cm" svg:y1="19.554cm" svg:x2="13.149cm" svg:y2="19.565cm">
          <text:p/>
        </draw:line>
        <draw:line draw:style-name="gr9" draw:text-style-name="P3" draw:layer="layout" svg:x1="12.501cm" svg:y1="20.104cm" svg:x2="12.501cm" svg:y2="19.104cm">
          <text:p/>
        </draw:line>
        <draw:line draw:style-name="gr9" draw:text-style-name="P3" draw:layer="layout" svg:x1="13.901cm" svg:y1="16.004cm" svg:x2="13.901cm" svg:y2="20.204cm">
          <text:p/>
        </draw:line>
        <draw:circle draw:style-name="gr23" draw:text-style-name="P12" draw:layer="layout" svg:width="0.56cm" svg:height="0.56cm" svg:x="13.621cm" svg:y="16.974cm">
          <text:p/>
        </draw:circle>
        <draw:line draw:style-name="gr9" draw:text-style-name="P3" draw:layer="layout" svg:x1="13.901cm" svg:y1="17.804cm" svg:x2="13.901cm" svg:y2="16.604cm">
          <text:p/>
        </draw:line>
        <draw:line draw:style-name="gr9" draw:text-style-name="P3" draw:layer="layout" svg:x1="13.351cm" svg:y1="17.254cm" svg:x2="14.549cm" svg:y2="17.265cm">
          <text:p/>
        </draw:line>
        <draw:circle draw:style-name="gr23" draw:text-style-name="P12" draw:layer="layout" svg:width="0.56cm" svg:height="0.56cm" svg:x="13.621cm" svg:y="19.274cm">
          <text:p/>
        </draw:circle>
        <draw:line draw:style-name="gr9" draw:text-style-name="P3" draw:layer="layout" svg:x1="13.801cm" svg:y1="20.104cm" svg:x2="13.801cm" svg:y2="18.904cm">
          <text:p/>
        </draw:line>
        <draw:line draw:style-name="gr9" draw:text-style-name="P3" draw:layer="layout" svg:x1="13.351cm" svg:y1="19.554cm" svg:x2="14.549cm" svg:y2="19.565cm">
          <text:p/>
        </draw:line>
        <draw:line draw:style-name="gr9" draw:text-style-name="P3" draw:layer="layout" svg:x1="12.501cm" svg:y1="18.954cm" svg:x2="12.501cm" svg:y2="17.754cm">
          <text:p/>
        </draw:line>
        <draw:line draw:style-name="gr9" draw:text-style-name="P3" draw:layer="layout" svg:x1="11.951cm" svg:y1="18.404cm" svg:x2="13.149cm" svg:y2="18.415cm">
          <text:p/>
        </draw:line>
        <draw:line draw:style-name="gr7" draw:text-style-name="P3" draw:layer="layout" svg:x1="3.101cm" svg:y1="15.004cm" svg:x2="3.101cm" svg:y2="21.004cm">
          <text:p/>
        </draw:line>
        <draw:frame draw:style-name="gr10" draw:text-style-name="P4" draw:layer="layout" svg:width="0.6cm" svg:height="0.7cm" svg:x="2.402cm" svg:y="17.592cm">
          <draw:text-box>
            <text:p>60</text:p>
          </draw:text-box>
        </draw:frame>
        <draw:frame draw:style-name="gr10" draw:text-style-name="P4" draw:layer="layout" svg:width="0.9cm" svg:height="0.5cm" svg:x="8.901cm" svg:y="17.504cm">
          <draw:text-box>
            <text:p>LED</text:p>
          </draw:text-box>
        </draw:frame>
        <draw:line draw:style-name="gr8" draw:text-style-name="P3" draw:layer="layout" svg:x1="12.701cm" svg:y1="17.104cm" svg:x2="13.2cm" svg:y2="15.5cm">
          <text:p/>
        </draw:line>
        <draw:line draw:style-name="gr8" draw:text-style-name="P3" draw:layer="layout" svg:x1="9.9cm" svg:y1="17.7cm" svg:x2="11cm" svg:y2="17.3cm">
          <text:p/>
        </draw:line>
        <draw:circle draw:style-name="gr23" draw:text-style-name="P12" draw:layer="layout" svg:width="0.7cm" svg:height="0.7cm" svg:x="12.151cm" svg:y="18.054cm">
          <text:p/>
        </draw:circle>
        <draw:line draw:style-name="gr9" draw:text-style-name="P3" draw:layer="layout" svg:x1="11.951cm" svg:y1="18.404cm" svg:x2="13.149cm" svg:y2="18.415cm">
          <text:p/>
        </draw:line>
        <draw:line draw:style-name="gr9" draw:text-style-name="P3" draw:layer="layout" svg:x1="12.501cm" svg:y1="18.954cm" svg:x2="12.501cm" svg:y2="17.954cm">
          <text:p/>
        </draw:line>
        <draw:circle draw:style-name="gr23" draw:text-style-name="P12" draw:layer="layout" svg:width="0.56cm" svg:height="0.56cm" svg:x="10.821cm" svg:y="18.124cm">
          <text:p/>
        </draw:circle>
        <draw:line draw:style-name="gr9" draw:text-style-name="P3" draw:layer="layout" svg:x1="11.101cm" svg:y1="18.954cm" svg:x2="11.101cm" svg:y2="17.754cm">
          <text:p/>
        </draw:line>
        <draw:line draw:style-name="gr9" draw:text-style-name="P3" draw:layer="layout" svg:x1="10.551cm" svg:y1="18.404cm" svg:x2="11.749cm" svg:y2="18.415cm">
          <text:p/>
        </draw:line>
        <draw:custom-shape draw:style-name="gr24" draw:text-style-name="P13" draw:layer="layout" svg:width="4.1cm" svg:height="4.1cm" svg:x="10.45cm" svg:y="16.35cm">
          <text:p/>
          <draw:enhanced-geometry svg:viewBox="0 0 21600 21600" draw:type="rectangle" draw:enhanced-path="M 0 0 L 21600 0 21600 21600 0 21600 0 0 Z N"/>
        </draw:custom-shape>
        <draw:g draw:style-name="gr4">
          <draw:line draw:style-name="gr8" draw:text-style-name="P3" draw:layer="layout" svg:x1="13.801cm" svg:y1="18.404cm" svg:x2="14.001cm" svg:y2="18.404cm">
            <text:p/>
          </draw:line>
          <draw:line draw:style-name="gr8" draw:text-style-name="P3" draw:layer="layout" svg:x1="13.901cm" svg:y1="18.304cm" svg:x2="13.901cm" svg:y2="18.504cm">
            <text:p/>
          </draw:line>
        </draw:g>
        <draw:frame draw:style-name="gr10" draw:text-style-name="P4" draw:layer="layout" svg:width="1.3cm" svg:height="0.5cm" svg:x="12.901cm" svg:y="15.004cm">
          <draw:text-box>
            <text:p>Button</text:p>
          </draw:text-box>
        </draw:frame>
        <draw:line draw:style-name="gr21" draw:text-style-name="P3" draw:layer="layout" svg:x1="4.801cm" svg:y1="16.004cm" svg:x2="15.801cm" svg:y2="16.004cm">
          <text:p/>
        </draw:line>
        <draw:line draw:style-name="gr7" draw:text-style-name="P3" draw:layer="layout" svg:x1="12.5cm" svg:y1="14.4cm" svg:x2="10.45cm" svg:y2="14.4cm">
          <text:p/>
        </draw:line>
        <draw:frame draw:style-name="gr10" draw:text-style-name="P4" draw:layer="layout" svg:width="1cm" svg:height="0.7cm" svg:x="11cm" svg:y="13.692cm">
          <draw:text-box>
            <text:p>20,5</text:p>
          </draw:text-box>
        </draw:frame>
        <draw:line draw:style-name="gr8" draw:text-style-name="P3" draw:layer="layout" svg:x1="12.501cm" svg:y1="14.304cm" svg:x2="12.501cm" svg:y2="14.904cm">
          <text:p/>
        </draw:line>
        <draw:line draw:style-name="gr8" draw:text-style-name="P3" draw:layer="layout" svg:x1="10.451cm" svg:y1="14.3cm" svg:x2="10.45cm" svg:y2="16.296cm">
          <text:p/>
        </draw:line>
        <draw:line draw:style-name="gr22" draw:text-style-name="P3" draw:layer="layout" svg:x1="15.001cm" svg:y1="15.004cm" svg:x2="15.001cm" svg:y2="21.004cm">
          <text:p/>
        </draw:line>
        <draw:line draw:style-name="gr22" draw:text-style-name="P3" draw:layer="layout" svg:x1="10.001cm" svg:y1="15.004cm" svg:x2="10.001cm" svg:y2="21.004cm">
          <text:p/>
        </draw:line>
        <draw:line draw:style-name="gr8" draw:text-style-name="P3" draw:layer="layout" svg:x1="11cm" svg:y1="16.6cm" svg:x2="6.5cm" svg:y2="16.6cm">
          <text:p/>
        </draw:line>
        <draw:line draw:style-name="gr21" draw:text-style-name="P3" draw:layer="layout" svg:x1="2.001cm" svg:y1="16.004cm" svg:x2="4.301cm" svg:y2="16.004cm">
          <text:p/>
        </draw:line>
        <draw:line draw:style-name="gr8" draw:text-style-name="P3" draw:layer="layout" svg:x1="10.4cm" svg:y1="20.45cm" svg:x2="9.4cm" svg:y2="20.45cm">
          <text:p/>
        </draw:line>
        <draw:line draw:style-name="gr25" draw:text-style-name="P3" draw:layer="layout" svg:x1="9.5cm" svg:y1="21cm" svg:x2="9.5cm" svg:y2="21.7cm">
          <text:p/>
        </draw:line>
        <draw:line draw:style-name="gr25" draw:text-style-name="P3" draw:layer="layout" svg:x1="9.5cm" svg:y1="20.45cm" svg:x2="9.5cm" svg:y2="19.75cm">
          <text:p/>
        </draw:line>
        <draw:line draw:style-name="gr8" draw:text-style-name="P3" draw:layer="layout" svg:x1="9.5cm" svg:y1="21cm" svg:x2="9.5cm" svg:y2="20.4cm">
          <text:p/>
        </draw:line>
        <draw:frame draw:style-name="gr10" draw:text-style-name="P4" draw:layer="layout" svg:width="0.803cm" svg:height="0.7cm" svg:x="8.5cm" svg:y="20.35cm">
          <draw:text-box>
            <text:p>5,5</text:p>
          </draw:text-box>
        </draw:frame>
        <draw:line draw:style-name="gr7" draw:text-style-name="P3" draw:layer="layout" svg:x1="14.55cm" svg:y1="14.4cm" svg:x2="12.5cm" svg:y2="14.4cm">
          <text:p/>
        </draw:line>
        <draw:line draw:style-name="gr8" draw:text-style-name="P3" draw:layer="layout" svg:x1="14.552cm" svg:y1="14.3cm" svg:x2="14.551cm" svg:y2="16.296cm">
          <text:p/>
        </draw:line>
        <draw:frame draw:style-name="gr10" draw:text-style-name="P4" draw:layer="layout" svg:width="1cm" svg:height="0.7cm" svg:x="13cm" svg:y="13.692cm">
          <draw:text-box>
            <text:p>20,5</text:p>
          </draw:text-box>
        </draw:frame>
        <draw:frame draw:style-name="gr10" draw:text-style-name="P11" draw:layer="layout" svg:width="0.7cm" svg:height="0.7cm" svg:x="12.8cm" svg:y="21.5cm">
          <draw:text-box>
            <text:p text:style-name="P2">13</text:p>
          </draw:text-box>
        </draw:frame>
        <draw:custom-shape draw:style-name="gr26" draw:text-style-name="P14" draw:layer="layout" svg:width="0.3cm" svg:height="0.3cm" svg:x="11.05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3" draw:layer="layout" svg:x1="8cm" svg:y1="21cm" svg:x2="8cm" svg:y2="21.7cm">
          <text:p/>
        </draw:line>
        <draw:line draw:style-name="gr13" draw:text-style-name="P3" draw:layer="layout" svg:x1="6.6cm" svg:y1="21cm" svg:x2="6.6cm" svg:y2="16.6cm">
          <text:p/>
        </draw:line>
        <draw:line draw:style-name="gr8" draw:text-style-name="P3" draw:layer="layout" svg:x1="8cm" svg:y1="21cm" svg:x2="8cm" svg:y2="20.2cm">
          <text:p/>
        </draw:line>
        <draw:frame draw:style-name="gr10" draw:text-style-name="P4" draw:layer="layout" svg:width="0.803cm" svg:height="0.7cm" svg:x="7.1cm" svg:y="20.25cm">
          <draw:text-box>
            <text:p>8,2</text:p>
          </draw:text-box>
        </draw:frame>
        <draw:custom-shape draw:style-name="gr26" draw:text-style-name="P14" draw:layer="layout" svg:width="0.3cm" svg:height="0.3cm" svg:x="13.651cm" svg:y="20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3cm" svg:height="0.3cm" svg:x="13.652cm" svg:y="16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3cm" svg:height="0.3cm" svg:x="11.053cm" svg:y="16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0.3cm" svg:height="0.7cm" svg:x="11.888cm" svg:y="19.792cm">
          <draw:text-box>
            <text:p>3</text:p>
          </draw:text-box>
        </draw:frame>
        <draw:g draw:style-name="gr4">
          <draw:circle draw:style-name="gr14" draw:text-style-name="P6" draw:layer="layout" svg:width="0.3cm" svg:height="0.3cm" svg:x="11.538cm" svg:y="20.042cm">
            <text:p/>
          </draw:circle>
          <draw:line draw:style-name="gr15" draw:text-style-name="P3" draw:layer="layout" svg:x1="11.838cm" svg:y1="20.042cm" svg:x2="11.538cm" svg:y2="20.342cm">
            <text:p/>
          </draw:line>
        </draw:g>
        <draw:line draw:style-name="gr25" draw:text-style-name="P3" draw:layer="layout" svg:x1="8cm" svg:y1="20.2cm" svg:x2="8cm" svg:y2="19.5cm">
          <text:p/>
        </draw:line>
        <draw:frame draw:style-name="gr1" draw:text-style-name="P1" draw:layer="layout" svg:width="7.498cm" svg:height="0.816cm" svg:x="2.002cm" svg:y="12.684cm">
          <draw:text-box>
            <text:p><text:span text:style-name="T1">Panel Drill Positions: Inside Frame</text:span></text:p>
          </draw:text-box>
        </draw:frame>
        <draw:frame draw:style-name="gr10" draw:text-style-name="P4" draw:layer="layout" svg:width="0.701cm" svg:height="0.7cm" svg:x="11.401cm" svg:y="10.488cm">
          <draw:text-box>
            <text:p>14</text:p>
          </draw:text-box>
        </draw:frame>
        <draw:frame draw:style-name="gr10" draw:text-style-name="P4" draw:layer="layout" svg:width="0.701cm" svg:height="0.7cm" svg:x="12.802cm" svg:y="10.488cm">
          <draw:text-box>
            <text:p>14</text:p>
          </draw:text-box>
        </draw:frame>
        <draw:line draw:style-name="gr8" draw:text-style-name="P3" draw:layer="layout" svg:x1="16cm" svg:y1="16.35cm" svg:x2="14.6cm" svg:y2="16.35cm">
          <text:p/>
        </draw:line>
        <draw:line draw:style-name="gr8" draw:text-style-name="P3" draw:layer="layout" svg:x1="16cm" svg:y1="20.45cm" svg:x2="14.6cm" svg:y2="20.45cm">
          <text:p/>
        </draw:line>
        <draw:line draw:style-name="gr13" draw:text-style-name="P3" draw:layer="layout" svg:x1="15.9cm" svg:y1="20.45cm" svg:x2="15.9cm" svg:y2="16.35cm">
          <text:p/>
        </draw:line>
        <draw:frame draw:style-name="gr10" draw:text-style-name="P11" draw:layer="layout" svg:width="0.6cm" svg:height="0.7cm" svg:x="15.25cm" svg:y="17.95cm">
          <draw:text-box>
            <text:p text:style-name="P2">4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2-01-01T17:26:23.93</meta:creation-date>
    <dc:date>2025-01-30T18:22:35.570000000</dc:date>
    <meta:editing-duration>PT9H44M49S</meta:editing-duration>
    <meta:editing-cycles>54</meta:editing-cycles>
    <meta:generator>LibreOffice/24.8.4.2$Windows_X86_64 LibreOffice_project/bb3cfa12c7b1bf994ecc5649a80400d06cd71002</meta:generator>
    <meta:print-date>2024-10-14T19:34:50.80</meta:print-date>
    <meta:printed-by>Karl Hartinger</meta:printed-by>
    <meta:document-statistic meta:object-count="199"/>
  </office:meta>
</office:document-meta>
</file>